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06bce9"/>
    </style:style>
    <style:style style:name="P2" style:family="paragraph" style:parent-style-name="Standard">
      <style:paragraph-properties fo:text-align="justify" style:justify-single-word="false" style:writing-mode="rl-tb"/>
      <style:text-properties officeooo:paragraph-rsid="0006bce9"/>
    </style:style>
    <style:style style:name="P3" style:family="paragraph" style:parent-style-name="Standard">
      <style:paragraph-properties fo:text-align="center" style:justify-single-word="false" style:writing-mode="rl-tb"/>
      <style:text-properties style:font-name="AALMAGHRIBI" fo:font-size="26pt" fo:language="en" fo:country="US" officeooo:paragraph-rsid="0006bce9" style:font-name-asian="Times New Roman" style:font-size-asian="26pt" style:font-name-complex="AALMAGHRIBI1" style:font-size-complex="26pt"/>
    </style:style>
    <style:style style:name="P4" style:family="paragraph" style:parent-style-name="Standard">
      <style:paragraph-properties fo:margin-top="0in" fo:margin-bottom="0in" style:contextual-spacing="false" fo:text-align="center" style:justify-single-word="false" fo:break-before="page" style:writing-mode="rl-tb"/>
      <style:text-properties officeooo:paragraph-rsid="0006bce9"/>
    </style:style>
    <style:style style:name="T1" style:family="text">
      <style:text-properties style:language-complex="fa" style:country-complex="IR"/>
    </style:style>
    <style:style style:name="T2" style:family="text">
      <style:text-properties style:font-name="AALMAGHRIBI" fo:font-size="26pt" fo:language="en" fo:country="US" style:font-name-asian="Times New Roman" style:font-size-asian="26pt" style:font-name-complex="AALMAGHRIBI1" style:font-size-complex="26pt"/>
    </style:style>
    <style:style style:name="T3" style:family="text">
      <style:text-properties fo:color="#c00000" loext:opacity="100%" style:font-name="AALMAGHRIBI" fo:font-size="26pt" fo:language="en" fo:country="US" style:font-name-asian="Times New Roman" style:font-size-asian="26pt" style:font-name-complex="AALMAGHRIBI1" style:font-size-complex="26pt"/>
    </style:style>
    <style:style style:name="T4" style:family="text">
      <style:text-properties fo:color="#c00000" loext:opacity="100%" style:font-name="AALMAGHRIBI" fo:font-size="26pt" fo:language="en" fo:country="US" style:font-name-asian="Times New Roman" style:font-size-asian="26pt" style:font-name-complex="AALMAGHRIBI1" style:font-size-complex="26pt" style:language-complex="fa" style:country-complex="IR"/>
    </style:style>
    <style:style style:name="T5" style:family="text">
      <style:text-properties style:font-name="AALMAGHRIBI" fo:font-size="26pt" fo:language="en" fo:country="US" style:font-name-asian="Times New Roman" style:font-size-asian="26pt" style:font-name-complex="AALMAGHRIBI1" style:font-size-complex="26pt"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itre_20_1_20_Car">[</text:span>سُورَةُ <text:span text:style-name="T1">۴</text:span>لنَّمْلِ]</text:h>
      <text:p text:style-name="P2" loext:marker-style-name="T2"><text:span text:style-name="T3">بِسْمِ </text:span><text:span text:style-name="T4">۱</text:span><text:span text:style-name="T3">للَّهِ </text:span><text:span text:style-name="T4">۱</text:span><text:span text:style-name="T3">لرَّحْمَـٰنِ </text:span><text:span text:style-name="T4">۱</text:span><text:span text:style-name="T3">لرَّحِيمِ </text:span><text:span text:style-name="T2">طَـسِٓؐ تِلْــكَ ءَايَـٰــتُ </text:span><text:span text:style-name="T5">۴</text:span><text:span text:style-name="T2">لْقُرْءَانِ وَكِتَابٍ مُّبِينٖؐ </text:span><text:span text:style-name="T3">(1)</text:span><text:span text:style-name="T2"> هُديً وَبُشْرۭيٰ لِلْمُومِنِينَ </text:span><text:span text:style-name="T3">(2)</text:span><text:span text:style-name="T2"> </text:span><text:span text:style-name="T5">۰</text:span><text:span text:style-name="T2">لذِينَ يُقِيمُونَ </text:span><text:span text:style-name="T5">۰</text:span><text:span text:style-name="T2">لصَّلَوٰةَ وَيُوتُونَ </text:span><text:span text:style-name="T5">۰</text:span><text:span text:style-name="T2">لزَّكَوٰةَ وَهُم بِالاَخِرَةِ هُمْ يُوقِنُونَؐ </text:span><text:span text:style-name="T3">(3)</text:span><text:span text:style-name="T2"> إِنَّ </text:span><text:span text:style-name="T5">۰</text:span><text:span text:style-name="T2">لذِيــنَ لاَ يُومِنُونَ بِالاَخِرَةِ زَيَّنَّا لَهُمُ; أَعْمَـٰلَهُمْ فَهُمْ يَعْمَهُونَؐ </text:span><text:span text:style-name="T3">(4)</text:span><text:span text:style-name="T2"> ٱُوْلَئِــكَ </text:span><text:span text:style-name="T5">۰</text:span><text:span text:style-name="T2">لذِيــنَ لَهُمْ سُوٓءُ </text:span><text:span text:style-name="T5">۴</text:span><text:span text:style-name="T2">لْعَذَابِ وَهُمْ فِى </text:span><text:span text:style-name="T5">۱</text:span><text:span text:style-name="T2">لاَخِرَةِ هُمُ </text:span><text:span text:style-name="T5">۴</text:span><text:span text:style-name="T2">لاَخْسَرُونَؐ </text:span><text:span text:style-name="T3">(5)</text:span><text:span text:style-name="T2"> ¥ وَإِنَّــكَ لَتُلَقَّي </text:span><text:span text:style-name="T5">۰</text:span><text:span text:style-name="T2">لْقُرْءَانَ مِن لَّدُنْ حَكِيمٖ عَلِيمٖؐ </text:span><text:span text:style-name="T3">(6)</text:span><text:span text:style-name="T2"> اِذْ قَالَ مُوسۭيٰ لَأِهْلِهِ“ إِنِّيَ ءَانَسْتُ نَاراً سَـَٔاتِيكُم مِّنْهَا بِخَبَر۫ اَوَ —اتِيكُم بِشِهَابِ قَبَــسٍ لَّعَلَّكُمْ تَصْطَلُونَؐ </text:span><text:span text:style-name="T3">(7)</text:span><text:span text:style-name="T2"> فَلَمَّا جَآءَهَا نُودِيَ أَنۢ بُورۣكككَ</text:span></text:p>
      <text:p text:style-name="P3" loext:marker-style-name="T2"/>
      <text:p text:style-name="P4" loext:marker-style-name="T2"><text:span text:style-name="T2">86</text:span></text:p>
      <text:p text:style-name="P2" loext:marker-style-name="T2"><text:span text:style-name="T2">مَن فِى </text:span><text:span text:style-name="T5">۱</text:span><text:span text:style-name="T2">لنّۭارۣ وَمَنْ حَوْلَهَاؐ وَسُبْحَـٰــنَ </text:span><text:span text:style-name="T5">۰</text:span><text:span text:style-name="T2">للَّهِ رَبِّ </text:span><text:span text:style-name="T5">۱</text:span><text:span text:style-name="T2">لْعَـٰلَمِينَؐ </text:span><text:span text:style-name="T3">(8)</text:span><text:span text:style-name="T2"> يَـٰمُوسۭيٰٓ إِنَّهُ; أَنَا </text:span><text:span text:style-name="T5">۰</text:span><text:span text:style-name="T2">للَّهُ </text:span><text:span text:style-name="T5">۴</text:span><text:span text:style-name="T2">لْعَزۣيزُ </text:span><text:span text:style-name="T5">۴</text:span><text:span text:style-name="T2">لْحَكِيمُ </text:span><text:span text:style-name="T3">(9)</text:span><text:span text:style-name="T2"> وَأَلْقِ عَصَاكككَؐ فَلَمَّا رۭءۭاهَا تَهْتَزُّ كَأَنَّهَا جَآنٌّ وَلّۭــيٰ مُدْبِراً وَلَمْ يُعَقِّبْؐ يَـٰمُوسۭــيٰ لاَ تَخَـفِؐ اِنِّى لاَ يَخَافُ لَدَيَّ </text:span><text:span text:style-name="T5">۰</text:span><text:span text:style-name="T2">لْمُرْسَلُونَؐ </text:span><text:span text:style-name="T3">(10)</text:span><text:span text:style-name="T2"> إِلاَّ مَن ظَلَمَ ثُمَّ بَدَّلَ حُسْناَۢ بَعْدَ سُوٓءٍ فَإِنِّى غَفُورٌ رَّحِيمٌؐ </text:span><text:span text:style-name="T3">(11)</text:span><text:span text:style-name="T2"> وَأَدْخِلْ يَدَكككَ فِى جَيْبِــكَ تَخْرُجْ بَيْضَآءَ مِــنْ غَيْرۣ سُوٓءٍؐ فِى تِسْعِ ءَايَـٰتٖ اِلَيٰ فِرْعَوْنَ وَقَوْمِهِؐ“ إِنَّهُمْ كَانُواْ قَوْماً فَـٰسِقِينَؐ </text:span><text:span text:style-name="T3">(12)</text:span><text:span text:style-name="T2"> فَلَمَّا جَآءَتْهُمُ; ءَايَـٰتُنَا مُبْصِرَةً قَالُواْ هَـٰذَا سِحْـرٌ مُّبِينٌؐ </text:span><text:span text:style-name="T3">(13)</text:span><text:span text:style-name="T2"> وَجَحَدُواْ بِهَا وَاسْتَيْقَنَتْهَآ أَنفُسُهُمْ ظُلْماً وَعُلُوّاًؐ فَانظُرْ كَيْفَ كَانَ عَـٰقِبَةُ </text:span><text:span text:style-name="T5">۴</text:span><text:span text:style-name="T2">لْمُفْسِدِينَؐ </text:span><text:span text:style-name="T3">(14)</text:span><text:span text:style-name="T2"> وَلَقَدَ —اتَيْنَا دَاوُﹼدَ وَسُلَيْمَـٰنَ عِلْماً وَقَالاَ </text:span><text:span text:style-name="T5">۰</text:span><text:span text:style-name="T2">لْحَمْدُ لِلهِ </text:span><text:span text:style-name="T5">۱ﻟ﮲</text:span><text:span text:style-name="T2"> فَضَّلَنَا عَلَــيٰ كَثِيرٍ مِّنْ عِبَادِهِ </text:span><text:span text:style-name="T5">۱</text:span><text:span text:style-name="T2">لْمُومِنِينَؐ </text:span><text:span text:style-name="T3">(15)</text:span><text:span text:style-name="T2"> وَوَرۣثَ سُلَيْمَـٰنُ دَاوُﹼدَ وَقَالَ يَـٰٓأَيُّهَا </text:span><text:span text:style-name="T5">۰</text:span><text:span text:style-name="T2">لنَّاسسسُ عُلِّمْنَا مَنطِــقَ </text:span><text:span text:style-name="T5">۰</text:span><text:span text:style-name="T2">لطَّيْرۣ وَٱُوتِينَا مِــن كُــلّۣ شَيْءٖؐ اِنَّ هَـٰذَا لَهُوَ </text:span><text:span text:style-name="T5">۰</text:span><text:span text:style-name="T2">لْفَضْــلُ </text:span><text:span text:style-name="T5">۴</text:span><text:span text:style-name="T2">لْمُبِينُؐ </text:span><text:span text:style-name="T3">(16)</text:span><text:span text:style-name="T2"> ® وَحُشِرَ لِسُلَيْمَـٰنَ جُنُودُهُ„ مِنَ </text:span><text:span text:style-name="T5">۰</text:span><text:span text:style-name="T2">لْجِنِّ وَالِانسِ وَالطَّيْرۣ فَهُمْ يُوزَعُونَؐ</text:span></text:p>
      <text:p text:style-name="P3" loext:marker-style-name="T2"/>
      <text:p text:style-name="P4" loext:marker-style-name="T2"><text:span text:style-name="T2">87</text:span></text:p>
      <text:p text:style-name="P2" loext:marker-style-name="T2"><text:span text:style-name="T3">(17)</text:span><text:span text:style-name="T2"> حَتَّيٰٓ إِذَآ أَتَوْاْ عَلَيٰ وَادِ </text:span><text:span text:style-name="T5">۱</text:span><text:span text:style-name="T2">لنَّمْــلۣ قَالَتْ نَمْلَةٌ يَـٰٓأَيُّهَا </text:span><text:span text:style-name="T5">۰</text:span><text:span text:style-name="T2">لنَّمْلُ </text:span><text:span text:style-name="T5">۶</text:span><text:span text:style-name="T2">دْخُلُواْ مَسَـٰكِنَكُمْ لاَ يَحْطِمَنَّكُمْ سُلَيْمَـٰنُ وَجُنُودُهُ„ وَهُمْ لاَ يَشْعُرُونَؐ </text:span><text:span text:style-name="T3">(18)</text:span><text:span text:style-name="T2"> فَتَبَسَّمَ ضَاحِكاً مِّن قَوْلِهَا وَقَالَ رَبِّ أَوْزۣعْنِيَ أَنَ اَشْكُرَ نِعْمَتَــكَ </text:span><text:span text:style-name="T5">۰</text:span><text:span text:style-name="T2">لتِىٓ أَنْعَمْتَ عَلَيَّ وَعَلَيٰ وَ؛لِدَيَّ وَأَنَ اَعْمَــلَ صَـٰڤِحاً تَرْضۭيٰهُ وَأَدْخِلْنِى بِرَحْمَتِكَ فِى عِبَادِكككَ </text:span><text:span text:style-name="T5">۰</text:span><text:span text:style-name="T2">ڤصَّـٰڤِحِينَؐ </text:span><text:span text:style-name="T3">(19)</text:span><text:span text:style-name="T2"> وَتَفَقَّدَ </text:span><text:span text:style-name="T5">۰</text:span><text:span text:style-name="T2">لطَّيْرَ فَقَالَ مَا لِى لآَ أَرَي </text:span><text:span text:style-name="T5">۰</text:span><text:span text:style-name="T2">لْهُدْهُدَ أَمْ كَانَ مِــنَ </text:span><text:span text:style-name="T5">۰</text:span><text:span text:style-name="T2">لْغَآئِبِينَؐ </text:span><text:span text:style-name="T3">(20)</text:span><text:span text:style-name="T2"> لُءَعَذِّبَنَّهُ„ عَذَاباً شَدِيداٗ اَوْ لَأَاْذْبَحَنَّهُ; أَوْ لَيَاتِيَنِّى بِسُلْطَـٰنٍ مُّبِينٍؐ </text:span><text:span text:style-name="T3">(21)</text:span><text:span text:style-name="T2"> فَمَكُــثَ غَيْرَ بَعِيدٍؐ فَقَالَ أَحَطْــتُّ بِمَا لَمْ تُحِطْ بِهِ” وَجِيؔتُــكَ مِــن سَبَإٙ بِنَبَإٍ يَقِينٖؐ </text:span><text:span text:style-name="T3">(22)</text:span><text:span text:style-name="T2"> اِنِّى وَجَدتُّ èمْرَأَةً تَمْلِكُهُمْ وَٱُوتِيَتْ مِن كُــلّۣ شَيْءٍؐ وَلَهَا عَرْش٘ عَظِيمٌؐ </text:span><text:span text:style-name="T3">(23)</text:span><text:span text:style-name="T2"> وَجَدتُّهَا وَقَوْمَهَا يَسْجُدُونَ لِلشَّمْـسِ مِن دُونِ </text:span><text:span text:style-name="T5">۱</text:span><text:span text:style-name="T2">للَّهِ وَزَيَّــنَ لَهُمُ </text:span><text:span text:style-name="T5">۴</text:span><text:span text:style-name="T2">لشَّيْطَـٰــنُ أَعْمَـٰلَهُمْ فَصَدَّهُمْ عَـنِ </text:span><text:span text:style-name="T5">۱</text:span><text:span text:style-name="T2">لسَّبِيلِ فَهُمْ لاَ يَهْتَدُونَ </text:span><text:span text:style-name="T3">(24)</text:span><text:span text:style-name="T2"> أَلاَّ يَسْجُدُواْ لِلهِ </text:span><text:span text:style-name="T5">۱ﻟ﮲</text:span><text:span text:style-name="T2"> يُخْرۣجُ </text:span><text:span text:style-name="T5">۴</text:span><text:span text:style-name="T2">لْخَبْءَ فِى </text:span><text:span text:style-name="T5">۱</text:span><text:span text:style-name="T2">لسَّمَـٰوَ؛تِ وَالاَرْضِ وَيَعْلَمُ مَا يُخْفُونَ وَمَا يُعْلِنُونَؐ </text:span><text:span text:style-name="T3">(25)</text:span><text:span text:style-name="T2"> </text:span><text:span text:style-name="T5">۰</text:span><text:span text:style-name="T2">للَّهُ لآَ إِچَهَ إِلاَّ هُوَ رَبُّ</text:span></text:p>
      <text:p text:style-name="P3" loext:marker-style-name="T2"/>
      <text:p text:style-name="P4" loext:marker-style-name="T2"><text:span text:style-name="T2">88</text:span></text:p>
      <text:p text:style-name="P2" loext:marker-style-name="T2"><text:span text:style-name="T5">۴</text:span><text:span text:style-name="T2">لْعَرْشِ </text:span><text:span text:style-name="T5">۱</text:span><text:span text:style-name="T2">لْعَظِيمِؐ ¦ </text:span><text:span text:style-name="T3">(26)</text:span><text:span text:style-name="T2"> © قَالَ سَنَنظُرُ أَصَدَقْتَ أَمْ كُنتَ مِــنَ </text:span><text:span text:style-name="T5">۰</text:span><text:span text:style-name="T2">لْكَـٰذِبِينَؐ </text:span><text:span text:style-name="T3">(27)</text:span><text:span text:style-name="T2"> "ذْهَــب بِّكِتَـٰبِى هَـٰذَا فَأَلْقِهِ“ إِلَيْهِمْ ثُمَّ تَوَلَّ عَنْهُمْ فَانظُرْ مَاذَا يَرْجِعُونَؐ </text:span><text:span text:style-name="T3">(28)</text:span><text:span text:style-name="T2"> قَالَتْ يَـٰٓأَيُّهَا </text:span><text:span text:style-name="T5">۰</text:span><text:span text:style-name="T2">لْمَلَؤُاْ اِ۬نِّيَ ٱُلْقِيَ إِلَيَّ كِتَـٰبٌ كَرۣيم٘ </text:span><text:span text:style-name="T3">(29)</text:span><text:span text:style-name="T2"> اِنَّهُ„ مِــن سُلَيْمَـٰنَ وَإِنَّهُ„ </text:span><text:span text:style-name="T3">بِسْمِ </text:span><text:span text:style-name="T4">۱</text:span><text:span text:style-name="T3">للَّهِ </text:span><text:span text:style-name="T4">۱</text:span><text:span text:style-name="T3">لرَّحْمَـٰنِ </text:span><text:span text:style-name="T4">۱</text:span><text:span text:style-name="T3">لرَّحِيمِ (30)</text:span><text:span text:style-name="T2"> أَلاَّ تَعْلُواْ عَلَيَّ وَاتُونِى مُسْلِمِينَؐ </text:span><text:span text:style-name="T3">(31)</text:span><text:span text:style-name="T2"> قَالَتْ يَـٰٓأَيُّهَا </text:span><text:span text:style-name="T5">۰</text:span><text:span text:style-name="T2">لْمَلَؤُاْ اَ۬فْتُونِى فِىٓ أَمْرۣى مَا كُنتُ قَاطِعَةٗ اَمْراٗ حَتَّــيٰ تَشْهَدُونِؐ </text:span><text:span text:style-name="T3">(32)</text:span><text:span text:style-name="T2"> قَالُواْ نَحْنُ ٱُوْلُواْ قُوَّةٍ وَٱُوْلُواْ بَأْسسسٍ شَدِيدٍ </text:span><text:span text:style-name="T3">(33)</text:span><text:span text:style-name="T2"> وَالاَمْرُ إِلَيْــكِ فَانظُرۣى مَاذَا تَامُرۣينَؐ </text:span><text:span text:style-name="T3">(34)</text:span><text:span text:style-name="T2"> قَالَــتِ اِنَّ </text:span><text:span text:style-name="T5">۰</text:span><text:span text:style-name="T2">لْمُلُوكككَ إِذَا دَخَلُواْ قَرْيَةٗ اَفْسَدُوهَا وَجَعَلُوٓاْ أَعِزَّةَ أَهْلِهَآ أَذِلَّةًؐ وَكَذَ؛لِــكَ يَفْعَلُونَؐ </text:span><text:span text:style-name="T3">(35)</text:span><text:span text:style-name="T2"> وَإِنِّى مُرْسِلَة٘ اِلَيْهِم بِهَدِيَّةٍ فَنَـٰظِرَةٛ بِمَ يَرْجِعُ </text:span><text:span text:style-name="T5">۴</text:span><text:span text:style-name="T2">لْمُرْسَلُونَؐ </text:span><text:span text:style-name="T3">(36)</text:span><text:span text:style-name="T2"> فَلَمَّا جَآءَ سُلَيْمَـٰــنَ قَالَ أَتُمِدُّونَنِ” بِمَالٍ فَمَآ ءَاتۭيٰــنۣﹺ </text:span><text:span text:style-name="T5">۰</text:span><text:span text:style-name="T2">للَّهُ خَيْرٌ مِّمَّآ ءَاتۭيٰكُم بَــلَ اَنتُم بِهَدِيَّتِكُمْ تَفْرَحُونَؐ </text:span><text:span text:style-name="T3">(37)</text:span><text:span text:style-name="T2"> "رْجِعِ اِلَيْهِمْ فَلَنَاتِيَنَّهُم بِجُنُودٍ لاَّ قِبَــلَ لَهُم بِهَا وَڤَنُخْرۣجَنَّهُم مِّنْهَآ أَذِلَّةً وَهُمْ صَـٰغِرُونَؐ </text:span><text:span text:style-name="T3">(38)</text:span><text:span text:style-name="T2"> قَالَ يَـٰٓأَيُّهَا </text:span><text:span text:style-name="T5">۰</text:span><text:span text:style-name="T2">لْمَلَؤُاْ اَ۬يُّكُمْ يَاتِينِى بِعَرْشِهَا</text:span></text:p>
      <text:p text:style-name="P3" loext:marker-style-name="T2"/>
      <text:p text:style-name="P4" loext:marker-style-name="T2"><text:span text:style-name="T2">89</text:span></text:p>
      <text:p text:style-name="P2" loext:marker-style-name="T2"><text:span text:style-name="T2">قَبْـلَ أَنْ يَّاتُونِى مُسْلِمِينَؐ </text:span><text:span text:style-name="T3">(39)</text:span><text:span text:style-name="T2"> قَالَ عِفْرۣيتٌ مِّنَ </text:span><text:span text:style-name="T5">۰</text:span><text:span text:style-name="T2">لْجِــنّۣ أَنَآ ءَاتِيكَ بِهِ” قَبْـلَ أَن تَقُومَ مِــن مَّقَامِــكَ وَإِنِّى عَلَيْهِ لَقَوۣيّﹲ اَمِينٌؐ </text:span><text:span text:style-name="T3">(40)</text:span><text:span text:style-name="T2"> قَالَ </text:span><text:span text:style-name="T5">۰ﻟ﮲</text:span><text:span text:style-name="T2"> عِندَهُ„ عِلْمٌ مِّــنَ </text:span><text:span text:style-name="T5">۰</text:span><text:span text:style-name="T2">لْكِتَـٰــبِ أَنَآ ءَاتِيكَ بِهِ” قَبْلَ أَنْ يَّرْتَدَّ إِلَيْــكَ طَرْفُــكَؐ فَلَمَّا رۭءۭاهُ مُسْتَقِرّاٗ عِندَهُ„ قَالَ هَـٰذَا مِن فَضْلِ رَبِّى لِيَبْلُوَنِــيَ ءَآشْكُرُ أَمَ اَكْفُرُؐ وَمَــن شَكَرَ فَإِنَّمَا يَشْكُرُ لِنَفْسِهِؐ” وَمَــن كَفَرَ فَإِنَّ رَبِّى غَنِــيٌّ كَرۣيمٌؐ </text:span><text:span text:style-name="T3">(41)</text:span><text:span text:style-name="T2"> ® قَالَ نَكِّرُواْ لَهَا عَرْشَهَا نَنظُرَ اَتَهْتَدِﻯٓ أَمْ تَكُونُ مِــنَ </text:span><text:span text:style-name="T5">۰</text:span><text:span text:style-name="T2">لذِيــنَ لاَ يَهْتَدُونَؐ </text:span><text:span text:style-name="T3">(42)</text:span><text:span text:style-name="T2"> فَلَمَّا جَآءَتْ قِيــلَ أَهَـٰكَذَا عَرْشُكِ قَالَتْ كَأَنَّهُ„ هُوَؐ وَٱُوتِينَا </text:span><text:span text:style-name="T5">۰</text:span><text:span text:style-name="T2">لْعِلْمَ مِــن قَبْلِهَا وَكُنَّا مُسْلِمِينَؐ </text:span><text:span text:style-name="T3">(43)</text:span><text:span text:style-name="T2"> وَصَدَّهَا مَا كَانَــت تَّعْبُدُ مِن دُونِ </text:span><text:span text:style-name="T5">۱</text:span><text:span text:style-name="T2">للَّهِؐ إِنَّهَا كَانَتْ مِن قَوْمٍ كۭـٰفِـرۣينَؐ </text:span><text:span text:style-name="T3">(44)</text:span><text:span text:style-name="T2"> قِيــلَ لَهَا </text:span><text:span text:style-name="T5">۸</text:span><text:span text:style-name="T2">دْخُلِى </text:span><text:span text:style-name="T5">۱</text:span><text:span text:style-name="T2">لصَّرْحَؐ فَلَمَّا رَأَتْهُ حَسِبَتْهُ لُجَّةً وَكَشَفَتْ عَــن سَاقَيْهَاؐ قَالَ إِنَّهُ„ صَرْحٌ مُّمَرَّدٌ مِّن قَوَارۣيرَؐ </text:span><text:span text:style-name="T3">(45)</text:span><text:span text:style-name="T2"> قَالَتْ رَبِّ إِنِّى ظَلَمْــتُ نَفْسِى وَأَسْلَمْــتُ مَعَ سُلَيْمَـٰنَ لِلهِ رَبِّ </text:span><text:span text:style-name="T5">۱</text:span><text:span text:style-name="T2">لْعَـٰلَمِينَؐ </text:span><text:span text:style-name="T3">(46)</text:span><text:span text:style-name="T2"> وَلَقَدَ اَرْسَلْنَآ إِلَيٰ ثَمُودَ أَخَاهُمْ صَـٰڤِحاٗ اَنُ </text:span><text:span text:style-name="T5">۶</text:span><text:span text:style-name="T2">عْبُدُواْ </text:span><text:span text:style-name="T5">۴</text:span><text:span text:style-name="T2">للَّهَ فَإِذَا هُمْ فَرۣيقَـٰــنۣ يَخْتَصِمُونَؐ </text:span><text:span text:style-name="T3">(47)</text:span></text:p>
      <text:p text:style-name="P3" loext:marker-style-name="T2"/>
      <text:p text:style-name="P4" loext:marker-style-name="T2"><text:span text:style-name="T2">90</text:span></text:p>
      <text:p text:style-name="P2" loext:marker-style-name="T2"><text:span text:style-name="T2">قَالَ يَـٰقَوْمِ لِمَ تَسْتَعْجِلُونَ بِالسَّيِّيؕةِ قَبْــلَ </text:span><text:span text:style-name="T5">۰</text:span><text:span text:style-name="T2">لْحَسَنَةِ لَوْلاَ تَسْتَغْفِرُونَ </text:span><text:span text:style-name="T5">۰</text:span><text:span text:style-name="T2">للَّهَ لَعَلَّكُمْ تُرْحَمُونَؐ </text:span><text:span text:style-name="T3">(48)</text:span><text:span text:style-name="T2"> قَالُواْ èطَّيَّرْنَا بِــكَ وَبِمَــن مَّعَــكَؐ قَالَ طَـٰٓئِرُكُمْ عِندَ </text:span><text:span text:style-name="T5">۰</text:span><text:span text:style-name="T2">للَّهِؐ بَــلَ اَنتُمْ قَوْمٌ تُفْتَنُونَؐ </text:span><text:span text:style-name="T3">(49)</text:span><text:span text:style-name="T2"> وَكَانَ فِى </text:span><text:span text:style-name="T5">۱</text:span><text:span text:style-name="T2">لْمَدِينَةِ تِسْعَةُ رَهْطٍ يُفْسِدُونَ فِى </text:span><text:span text:style-name="T5">۱</text:span><text:span text:style-name="T2">لاَرْضِ وَلاَ يُصْڤِحُونَؐ </text:span><text:span text:style-name="T3">(50)</text:span><text:span text:style-name="T2"> قَالُواْ تَقَاسَمُواْ بِاللَّهِ لَنُبَيِّتَنَّهُ„ وَأَهْلَهُ„ ثُمَّ لَنَقُولَنَّ لِوَلِيِّهِ” مَا شَهِدْنَا مُهْلَــكَ أَهْلِهِ” وَإِنَّا لَصَـٰدِقُونَؐ </text:span><text:span text:style-name="T3">(51)</text:span><text:span text:style-name="T2"> وَمَكَرُواْ مَكْراً وَمَكَرْنَا مَكْراً وَهُمْ لاَ يَشْعُرُونَؐ </text:span><text:span text:style-name="T3">(52)</text:span><text:span text:style-name="T2"> فَانظُرْ كَيْفَ كَانَ عَـٰقِبَةُ مَكْرۣهِمُؐ; إِنَّا دَمَّرْنَـٰهُمْ وَقَوْمَهُمُ; أَجْمَعِينَؐ </text:span><text:span text:style-name="T3">(53)</text:span><text:span text:style-name="T2"> فَتِلْــكَ بُيُوتُهُمْ خَاوۣيَةَۢ بِمَا ظَلَمُوٓاْؐ إِنَّ فِى ذَ؛لِــكَ ءَلاَيَةً لِّقَوْمٍ يَعْلَمُونَؐ </text:span><text:span text:style-name="T3">(54)</text:span><text:span text:style-name="T2"> وَأَنجَيْنَا </text:span><text:span text:style-name="T5">۰</text:span><text:span text:style-name="T2">لذِيــنَ ءَامَنُواْ وَكَانُواْ يَتَّقُونَؐ </text:span><text:span text:style-name="T3">(55)</text:span><text:span text:style-name="T2"> وَلُوطاٗ اِذْ قَالَ لِقَوْمِهِ“ أَتَاتُونَ </text:span><text:span text:style-name="T5">۰</text:span><text:span text:style-name="T2">ڤْفَـٰحِشَةَ وَأَنتُمْ تُبْصِرُونَؐ </text:span><text:span text:style-name="T3">(56)</text:span><text:span text:style-name="T2"> أَئنَّكُمْ لَتَاتُونَ </text:span><text:span text:style-name="T5">۰</text:span><text:span text:style-name="T2">لرّۣجَالَ شَهْوَةً مِّن دُونِ </text:span><text:span text:style-name="T5">۱</text:span><text:span text:style-name="T2">لنِّسَآءِؐ بَــلَ اَنتُمْ قَوْمٌ تَجْهَلُونَؐ </text:span><text:span text:style-name="T3">(57)</text:span><text:span text:style-name="T2"> ¤ فَمَا كَانَ جَوَابَ قَوْمِهِ“ إِلٓاَّ أَن قَالُوٓاْ أَخْرۣجُوٓاْ ءَالَ لُوطٍ مِّن قَرْيَتِكُمُؐ; إِنَّهُمُ; ٱُنَاسٌ يَتَطَهَّرُونَؐ </text:span><text:span text:style-name="T3">(58)</text:span><text:span text:style-name="T2"> فَأَنجَيْنَـٰهُ وَأَهْلَهُ; إِلاَّ "مْرَأَتَهُ„</text:span></text:p>
      <text:p text:style-name="P3" loext:marker-style-name="T2"/>
      <text:p text:style-name="P4" loext:marker-style-name="T2"><text:span text:style-name="T2">91</text:span></text:p>
      <text:p text:style-name="P2" loext:marker-style-name="T2"><text:span text:style-name="T2">قَدَّرْنَـٰهَا مِــنَ </text:span><text:span text:style-name="T5">۰</text:span><text:span text:style-name="T2">لْغَـٰبِـرۣينَؐ </text:span><text:span text:style-name="T3">(59)</text:span><text:span text:style-name="T2"> وَأَمْطَرْنَا عَلَيْهِم مَّطَراًؐ فَسَآءَ مَطَرُ </text:span><text:span text:style-name="T5">۴</text:span><text:span text:style-name="T2">لْمُنذَرۣينَؐ </text:span><text:span text:style-name="T3">(60)</text:span><text:span text:style-name="T2"> قُـلِ </text:span><text:span text:style-name="T5">۱</text:span><text:span text:style-name="T2">لْحَمْدُ لِلهِ وَسَچَم٘ عَلَــيٰ عِبَادِهِ </text:span><text:span text:style-name="T5">۱</text:span><text:span text:style-name="T2">لذِينَ "صْطَفۭــيٰٓؐ ءَآللَّهُ خَيْر٘ اَمَّا تُشْرۣكُونَؐ </text:span><text:span text:style-name="T3">(61)</text:span><text:span text:style-name="T2"> أَمَّــنْ خَلَقَ </text:span><text:span text:style-name="T5">۰</text:span><text:span text:style-name="T2">لسَّمَـٰوَ؛تِ وَالاَرْضَ وَأَنزَلَ لَكُم مِّــنَ </text:span><text:span text:style-name="T5">۰</text:span><text:span text:style-name="T2">لسَّمَآءِ مَآءً فَأَنۢبَتْنَا بِهِ” حَدَآئِــقَ ذَاتَ بَهْجَةٍؐ مَّا كَانَ لَكُمُ; أَن تُنۢبِتُواْ شَجَرَهَآؐ أَ.چَهٌ مَّعَ </text:span><text:span text:style-name="T5">۰</text:span><text:span text:style-name="T2">للَّهِؐ بَلْ هُمْ قَوْمٌ يَعْدِلُونَؐ </text:span><text:span text:style-name="T3">(62)</text:span><text:span text:style-name="T2"> أَمَّـن جَعَــلَ </text:span><text:span text:style-name="T5">۰</text:span><text:span text:style-name="T2">لاَرْضَ قَرَاراً وَجَعَـلَ خِچَلَهَآ أَنْهَـٰراً وَجَعَــلَ لَهَا رَوَ؛سِيَ وَجَعَلَ بَيْنَ </text:span><text:span text:style-name="T5">۰</text:span><text:span text:style-name="T2">ڤْبَحْرَيْنِ حَاجِزاٗؐ اَ.چَهٌ مَّعَ </text:span><text:span text:style-name="T5">۰</text:span><text:span text:style-name="T2">للَّهِؐ بَــلَ اَكْثَرُهُمْ لاَ يَعْلَمُونَؐ </text:span><text:span text:style-name="T3">(63)</text:span><text:span text:style-name="T2"> أَمَّنْ يُّجِيبُ </text:span><text:span text:style-name="T5">۴</text:span><text:span text:style-name="T2">لْمُضْطَرَّ إِذَا دَعَاهُ وَيَكْشِفُ </text:span><text:span text:style-name="T5">۴</text:span><text:span text:style-name="T2">لسُّوٓءَ وَيَجْعَلُكُمْ خُلَفَآءَ </text:span><text:span text:style-name="T5">۰</text:span><text:span text:style-name="T2">لاَرْضضضِؐ أَ.چَهٌ مَّعَ </text:span><text:span text:style-name="T5">۰</text:span><text:span text:style-name="T2">للَّهِؐ قَلِيلًا مَّا تَذَّكَّرُونَؐ </text:span><text:span text:style-name="T3">(64)</text:span><text:span text:style-name="T2"> أَمَّـنْ يَّهْدِيكُمْ فِى ظُلُمَـٰــتِ </text:span><text:span text:style-name="T5">۱</text:span><text:span text:style-name="T2">لْبَرّۣ وَاڤْبَحْرۣ وَمَنْ يُّرْسِلُ </text:span><text:span text:style-name="T5">۴</text:span><text:span text:style-name="T2">لرّۣيَـٰحَ نُشُراَۢ بَيْـنَ ¢ رَحْمَتِهِؐ“ أَ.چَهٌ مَّعَ </text:span><text:span text:style-name="T5">۰</text:span><text:span text:style-name="T2">للَّهِؐ تَعَـٰلَــي </text:span><text:span text:style-name="T5">۰</text:span><text:span text:style-name="T2">للَّهُ عَمَّا يُشْرۣكُونَؐ </text:span><text:span text:style-name="T3">(65)</text:span><text:span text:style-name="T2"> أَمَّــنْ يَّبْدَؤُاْ </text:span><text:span text:style-name="T5">۴</text:span><text:span text:style-name="T2">لْخَلْقَ ثُمَّ يُعِيدُهُ„ وَمَنْ يَّرْزُقُكُم مِّــنَ </text:span><text:span text:style-name="T5">۰</text:span><text:span text:style-name="T2">لسَّمَآءِ وَالاَرْضِؐ أَ.چَهٌ مَّعَ </text:span><text:span text:style-name="T5">۰</text:span><text:span text:style-name="T2">للَّهِؐ قُــلْ هَاتُواْ بُرْهَـٰنَكُمُ; إِن كُنتُمْ صَـٰدِقِينَؐ </text:span><text:span text:style-name="T3">(66)</text:span><text:span text:style-name="T2"> قُـل لاَّ يَعْلَمُ مَن فِى </text:span><text:span text:style-name="T5">۱</text:span><text:span text:style-name="T2">لسَّمَـٰوَ؛تِ وَالاَرْضضضِ </text:span><text:span text:style-name="T5">۱</text:span><text:span text:style-name="T2">لْغَيْبَ إِلاَّ </text:span><text:span text:style-name="T5">۰</text:span><text:span text:style-name="T2">للَّهُؐ</text:span></text:p>
      <text:p text:style-name="P3" loext:marker-style-name="T2"/>
      <text:p text:style-name="P4" loext:marker-style-name="T2"><text:span text:style-name="T2">92</text:span></text:p>
      <text:p text:style-name="P2" loext:marker-style-name="T2"><text:span text:style-name="T2">وَمَا يَشْعُرُونَ أَيَّانَ يُبْعَثُونَؐ </text:span><text:span text:style-name="T3">(67)</text:span><text:span text:style-name="T2"> ® بَلِ 'دَّ؛رَكَ عِلْمُهُمْ فِى </text:span><text:span text:style-name="T5">۱</text:span><text:span text:style-name="T2">لاَخِرَةِؐ بَلْ هُمْ فِى شَــكٍّ مِّنْهَا بَلْ هُم مِّنْهَا عَمُونَؐ </text:span><text:span text:style-name="T3">(68)</text:span><text:span text:style-name="T2"> وَقَالَ </text:span><text:span text:style-name="T5">۰</text:span><text:span text:style-name="T2">لذِيــنَ كَفَرُوٓاْ إِذَا كُنَّا تُرَ؛باً وَءَابَآؤُنَآ أَئنَّا ڤَمُخْرَجُونَؐ </text:span><text:span text:style-name="T3">(69)</text:span><text:span text:style-name="T2"> لَقَدْ وُعِدْنَا هَـٰذَا نَحْنُ وَءَابَآؤُنَا مِن قَبْلُؐ إِنْ هَـٰذَآ إِلٓاَّ أَسَـٰطِيرُ </text:span><text:span text:style-name="T5">۴</text:span><text:span text:style-name="T2">لاَوَّلِينَؐ </text:span><text:span text:style-name="T3">(70)</text:span><text:span text:style-name="T2"> قُلْ سِيرُواْ فِى </text:span><text:span text:style-name="T5">۱</text:span><text:span text:style-name="T2">لاَرْضِ فَانظُرُواْ كَيْفَ كَانَ عَـٰقِبَةُ </text:span><text:span text:style-name="T5">۴</text:span><text:span text:style-name="T2">ڤْمُجْرۣمِينَؐ </text:span><text:span text:style-name="T3">(71)</text:span><text:span text:style-name="T2"> وَلاَ تَحْزَنْ عَلَيْهِمْ وَلاَ تَكُـن فِى ضَيْقٍ مِّمَّا يَمْكُرُونَؐ </text:span><text:span text:style-name="T3">(72)</text:span><text:span text:style-name="T2"> وَيَقُولُونَ مَتۭــيٰ هَـٰذَا </text:span><text:span text:style-name="T5">۰</text:span><text:span text:style-name="T2">لْوَعْدُ إِن كُنتُمْ صَـٰدِقِينَؐ </text:span><text:span text:style-name="T3">(73)</text:span><text:span text:style-name="T2"> قُلْ عَسۭيٰٓ أَنْ يَّكُونَ رَدِفَ لَكُم بَعْضُ </text:span><text:span text:style-name="T5">۴ﻟ﮲</text:span><text:span text:style-name="T2"> تَسْتَعْجِلُونَؐ </text:span><text:span text:style-name="T3">(74)</text:span><text:span text:style-name="T2"> وَإِنَّ رَبَّــكَ لَذُو فَضْــل۫ عَلَي </text:span><text:span text:style-name="T5">۰</text:span><text:span text:style-name="T2">لنَّاسِؐ وَچَكِــنَّ أَكْثَرَهُمْ لاَ يَشْكُرُونَؐ </text:span><text:span text:style-name="T3">(75)</text:span><text:span text:style-name="T2"> وَإِنَّ رَبَّــكَ لَيَعْلَمُ مَا تُكِــنُّ صُدُورُهُمْ وَمَا يُعْلِنُونَؐ </text:span><text:span text:style-name="T3">(76)</text:span><text:span text:style-name="T2"> وَمَا مِــنْ غَآئِبَةٍ فِى </text:span><text:span text:style-name="T5">۱</text:span><text:span text:style-name="T2">لسَّمَآءِ وَالاَرْضِ إِلاَّ فِى كِتَـٰبٍ مُّبِينٖؐ </text:span><text:span text:style-name="T3">(77)</text:span><text:span text:style-name="T2"> اِنننَّ هَـٰذَا </text:span><text:span text:style-name="T5">۰</text:span><text:span text:style-name="T2">لْقُرْءَانَ يَقُــصُّ عَلَيٰ بَنِىٓ إِسْرَآءِيــلَ أَكْثَرَ </text:span><text:span text:style-name="T5">۰ﻟ﮲</text:span><text:span text:style-name="T2"> هُمْ فِيهِ يَخْتَلِفُونَؐ </text:span><text:span text:style-name="T3">(78)</text:span><text:span text:style-name="T2"> وَإِنَّهُ„ لَهُديً وَرَحْمَةٌ لِّلْمُومِنِينَؐ </text:span><text:span text:style-name="T3">(79)</text:span><text:span text:style-name="T2"> إِنَّ رَبَّــكَ يَقْضِى بَيْنَهُم بِحُكْمِهِؐ” وَهُوَ </text:span><text:span text:style-name="T5">۰</text:span><text:span text:style-name="T2">لْعَزۣيزُ </text:span><text:span text:style-name="T5">۴</text:span><text:span text:style-name="T2">لْعَلِيمُؐ </text:span><text:span text:style-name="T3">(80)</text:span><text:span text:style-name="T2"> فَتَوَكَّــلْ عَلَــي </text:span><text:span text:style-name="T5">۰</text:span><text:span text:style-name="T2">للَّهِؐ</text:span></text:p>
      <text:p text:style-name="P3" loext:marker-style-name="T2"/>
      <text:p text:style-name="P4" loext:marker-style-name="T2"><text:span text:style-name="T2">9</text:span></text:p>
      <text:p text:style-name="P2" loext:marker-style-name="T2"><text:span text:style-name="T2">إِنَّــكَ عَلَــي </text:span><text:span text:style-name="T5">۰</text:span><text:span text:style-name="T2">لْحَـقِّ </text:span><text:span text:style-name="T5">۱</text:span><text:span text:style-name="T2">لْمُبِينِؐ </text:span><text:span text:style-name="T3">(81)</text:span><text:span text:style-name="T2"> إِنَّــكَ لاَ تُسْمِعُ </text:span><text:span text:style-name="T5">۴</text:span><text:span text:style-name="T2">لْمَوْتۭيٰ وَلاَ تُسْمِعُ </text:span><text:span text:style-name="T5">۴</text:span><text:span text:style-name="T2">لصُّمَّ </text:span><text:span text:style-name="T5">۰</text:span><text:span text:style-name="T2">لدُّعَآءَ اۭذَا وَلَّوْاْ مُدْبِـرۣينَؐ </text:span><text:span text:style-name="T3">(82)</text:span><text:span text:style-name="T2"> وَمَآ أَنتَ بِهَـٰدِى </text:span><text:span text:style-name="T5">۱</text:span><text:span text:style-name="T2">لْعُمْــيۣ عَن ضَچَلَتِهِمُؐ; إِن تُسْمِعُ إِلاَّ مَنْ يُّومِنُ بِـَٔايَـٰتِنَا فَهُم مُّسْلِمُونَؐ </text:span><text:span text:style-name="T3">(83)</text:span><text:span text:style-name="T2"> © وَإِذَا وَقَعَ </text:span><text:span text:style-name="T5">۰</text:span><text:span text:style-name="T2">لْقَوْلُ عَلَيْهِمُ; أَخْرَجْنَا لَهُمْ دَآبَّةً مِّــنَ </text:span><text:span text:style-name="T5">۰</text:span><text:span text:style-name="T2">لاَرْضضضِ تُكَلِّمُهُمُؐ; إِنَّ </text:span><text:span text:style-name="T5">۰</text:span><text:span text:style-name="T2">لنَّاسسسَ كَانُواْ بِـَٔايَـٰتِنَا لاَ يُوقِنُونَؐ </text:span><text:span text:style-name="T3">(84)</text:span><text:span text:style-name="T2"> وَيَوْمَ نَحْشُرُ مِــن كُلِّ ٱُمَّةٍ فَوْجاً مِّمَّنْ يُّكَذِّبُ بِـَٔايَـٰتِنَا فَهُمْ يُوزَعُونَؐ </text:span><text:span text:style-name="T3">(85)</text:span><text:span text:style-name="T2"> حَتَّيٰٓ إِذَا جَآءُو قَالَ أَكَذَّبْتُم بِـَٔايَـٰتِى وَلَمْ تُحِيطُواْ بِهَا عِلْماٗؐ اَمَّاذَا كُنتُمْ تَعْمَلُونَؐ </text:span><text:span text:style-name="T3">(86)</text:span><text:span text:style-name="T2"> وَوَقَعَ </text:span><text:span text:style-name="T5">۰</text:span><text:span text:style-name="T2">لْقَوْلُ عَلَيْهِم بِمَا ظَلَمُواْ فَهُمْ لاَ يَنطِقُونَؐ </text:span><text:span text:style-name="T3">(87)</text:span><text:span text:style-name="T2"> أَلَمْ يَرَوَاْ اَنَّا جَعَلْنَا </text:span><text:span text:style-name="T5">۰</text:span><text:span text:style-name="T2">ليْلَ لِيَسْكُنُواْ فِيهِ وَالنَّهَارَ مُبْصِراٗؐ اِنَّ فِى ذَ؛لِــكَ ءَلاَيَـٰــتٍ لِّقَوْمٍ يُومِنُونَؐ </text:span><text:span text:style-name="T3">(88)</text:span><text:span text:style-name="T2"> وَيَوْمَ يُنفَخُ فِى </text:span><text:span text:style-name="T5">۱</text:span><text:span text:style-name="T2">لصُّورۣ فَفَزۣعَ مَـن فِى </text:span><text:span text:style-name="T5">۱</text:span><text:span text:style-name="T2">لسَّمَـٰوَ؛تِ وَمَـن فِى </text:span><text:span text:style-name="T5">۱</text:span><text:span text:style-name="T2">لاَرْضضضِ إِلاَّ مَــن شَآءَ </text:span><text:span text:style-name="T5">۰</text:span><text:span text:style-name="T2">للَّهُؐ وَكُــلّﹲ —اتُوهُ دَ؛خِرۣينَؐ </text:span><text:span text:style-name="T3">(89)</text:span><text:span text:style-name="T2"> وَتَرَي </text:span><text:span text:style-name="T5">۰</text:span><text:span text:style-name="T2">لْجِبَالَ تَحْسِبُهَا جَامِدَةً وَهِــيَ تَمُرُّ مَرَّ </text:span><text:span text:style-name="T5">۰</text:span><text:span text:style-name="T2">ڤسَّحَابِؐ صُنْعَ </text:span><text:span text:style-name="T5">۰</text:span><text:span text:style-name="T2">للَّهِ </text:span><text:span text:style-name="T5">۱ﻟ</text:span><text:span text:style-name="T2">ـذِىٓ أَتْقَــنَ كُــلَّ شَيْءٖؐ اِنَّهُ„ خَبِيرٛ بِمَا تَفْعَلُونَؐ </text:span><text:span text:style-name="T3">(90)</text:span><text:span text:style-name="T2"> مَـن جَآءَ</text:span></text:p>
      <text:p text:style-name="P3" loext:marker-style-name="T2"/>
      <text:p text:style-name="P4" loext:marker-style-name="T2"><text:span text:style-name="T2">94</text:span></text:p>
      <text:p text:style-name="P2" loext:marker-style-name="T2"><text:span text:style-name="T2">بِالْحَسَنَةِ فَلَهُ„ خَيْرٌ مِّنْهَا وَهُم مِّن فَزَعِ يَوْمَئِذٖ —امِنُونَؐ </text:span><text:span text:style-name="T3">(91)</text:span><text:span text:style-name="T2"> وَمَن جَآءَ بِالسَّيِّيؕةِ فَكُبَّــتْ وُجُوهُهُمْ فِى </text:span><text:span text:style-name="T5">۱</text:span><text:span text:style-name="T2">لنّۭارۣؐ هَلْ تُجْزَوْنَ إِلاَّ مَا كُنتُمْ تَعْمَلُونَؐ </text:span><text:span text:style-name="T3">(92)</text:span><text:span text:style-name="T2"> إِنَّمَآ ٱُمِرْتُ أَنَ اَعْبُدَ رَبَّ هَـٰذِهِ </text:span><text:span text:style-name="T5">۱</text:span><text:span text:style-name="T2">لْبَلْدَةِ </text:span><text:span text:style-name="T5">۱ﻟ﮲</text:span><text:span text:style-name="T2"> حَرَّمَهَا وَلَهُ„ كُــلُّ شَيْءٍؐ وَٱُمِرْتُ أَنَ اَكُونَ مِنَ </text:span><text:span text:style-name="T5">۰</text:span><text:span text:style-name="T2">لْمُسْلِمِينَ </text:span><text:span text:style-name="T3">(93)</text:span><text:span text:style-name="T2"> وَأَنَ اَتْلُوَاْ </text:span><text:span text:style-name="T5">۰</text:span><text:span text:style-name="T2">لْقُرْءَانَؐ فَمَـنِ 'هْتَدۭيٰ فَإِنَّمَا يَهْتَدِى لِنَفْسِهِؐ” وَمَــن ضَلَّ فَقُلِ اِنَّمَآ أَنَا مِــنَ </text:span><text:span text:style-name="T5">۰</text:span><text:span text:style-name="T2">لْمُنذِرۣينَؐ </text:span><text:span text:style-name="T3">(94)</text:span><text:span text:style-name="T2"> وَقُـلِ </text:span><text:span text:style-name="T5">۱</text:span><text:span text:style-name="T2">لْحَمْدُ لِلهِ سَيُرۣيكُمُ; ءَايَـٰتِهِ” فَتَعْرۣفُونَهَاؐ وَمَا رَبُّــكَ بِغَـٰفِــل۫ عَمَّا تَعْمَلُونَ </text:span><text:span text:style-name="T3">(95)</text:span><text:span text:style-name="T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writing-mode="rl-tb"/>
      <style:text-properties fo:color="#c00000" loext:opacity="100%" style:font-name="AALMAGHRIBI" fo:font-family="AALMAGHRIBI" style:font-pitch="variable" fo:font-size="26pt" fo:language="en" fo:country="US" style:font-name-asian="Times New Roman" style:font-family-asian="'Times New Roman'" style:font-family-generic-asian="system" style:font-pitch-asian="variable" style:font-size-asian="26pt" style:font-name-complex="AALMAGHRIBI1" style:font-family-complex="AALMAGHRIBI"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c00000" loext:opacity="100%" style:font-name="AALMAGHRIBI" fo:font-family="AALMAGHRIBI" style:font-pitch="variable" fo:font-size="26pt" fo:language="en" fo:country="US" style:font-size-asian="26pt" style:font-name-complex="AALMAGHRIBI1" style:font-family-complex="AALMAGHRIBI" style:font-family-generic-complex="system" style:font-pitch-complex="variable" style:font-size-complex="2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3:42:26.835443968</meta:creation-date>
    <dc:date>2025-03-03T13:42:43.458533267</dc:date>
    <meta:editing-duration>PT19S</meta:editing-duration>
    <meta:editing-cycles>1</meta:editing-cycles>
    <meta:document-statistic meta:table-count="0" meta:image-count="0" meta:object-count="0" meta:page-count="10" meta:paragraph-count="20" meta:word-count="1269" meta:character-count="6841" meta:non-whitespace-character-count="5591"/>
    <meta:generator>LibreOffice/24.8.2.1$Linux_X86_64 LibreOffice_project/0f794b6e29741098670a3b95d60478a65d05ef13</meta:generator>
  </office:meta>
</office:document-meta>
</file>